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Operating Income to Total Equity">
            <text:p>Operating Income to Total Equity</text:p>
          </table:table-cell>
          <table:table-cell office:value-type="string" office:value="9%">
            <text:p>9%</text:p>
          </table:table-cell>
          <table:table-cell office:value-type="string" office:value="17%">
            <text:p>17%</text:p>
          </table:table-cell>
          <table:table-cell office:value-type="string" office:value="25%">
            <text:p>25%</text:p>
          </table:table-cell>
          <table:table-cell office:value-type="string" office:value="429%">
            <text:p>429%</text:p>
          </table:table-cell>
          <table:table-cell office:value-type="string" office:value="506%">
            <text:p>506%</text:p>
          </table:table-cell>
          <table:table-cell office:value-type="string" office:value="627%">
            <text:p>627%</text:p>
          </table:table-cell>
          <table:table-cell office:value-type="string" office:value="683%">
            <text:p>683%</text:p>
          </table:table-cell>
          <table:table-cell office:value-type="string" office:value="783%">
            <text:p>783%</text:p>
          </table:table-cell>
          <table:table-cell office:value-type="string" office:value="827%">
            <text:p>827%</text:p>
          </table:table-cell>
          <table:table-cell office:value-type="string" office:value="756%">
            <text:p>756%</text:p>
          </table:table-cell>
        </table:table-row>
        <table:table-row>
          <table:table-cell table:style-name="pd1" office:value-type="string" office:value="Operating Income to Total Assets">
            <text:p>Operating Income to Total Assets</text:p>
          </table:table-cell>
          <table:table-cell office:value-type="string" office:value="3%">
            <text:p>3%</text:p>
          </table:table-cell>
          <table:table-cell office:value-type="string" office:value="6%">
            <text:p>6%</text:p>
          </table:table-cell>
          <table:table-cell office:value-type="string" office:value="7%">
            <text:p>7%</text:p>
          </table:table-cell>
          <table:table-cell office:value-type="string" office:value="118%">
            <text:p>118%</text:p>
          </table:table-cell>
          <table:table-cell office:value-type="string" office:value="136%">
            <text:p>136%</text:p>
          </table:table-cell>
          <table:table-cell office:value-type="string" office:value="132%">
            <text:p>132%</text:p>
          </table:table-cell>
          <table:table-cell office:value-type="string" office:value="158%">
            <text:p>158%</text:p>
          </table:table-cell>
          <table:table-cell office:value-type="string" office:value="162%">
            <text:p>162%</text:p>
          </table:table-cell>
          <table:table-cell office:value-type="string" office:value="163%">
            <text:p>163%</text:p>
          </table:table-cell>
          <table:table-cell office:value-type="string" office:value="184%">
            <text:p>184%</text:p>
          </table:table-cell>
        </table:table-row>
        <table:table-row>
          <table:table-cell table:style-name="pd1" office:value-type="string" office:value="Operating Income to Sales">
            <text:p>Operating Income to Sales</text:p>
          </table:table-cell>
          <table:table-cell office:value-type="string" office:value="2%">
            <text:p>2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95%">
            <text:p>95%</text:p>
          </table:table-cell>
          <table:table-cell office:value-type="string" office:value="95%">
            <text:p>95%</text:p>
          </table:table-cell>
          <table:table-cell office:value-type="string" office:value="98%">
            <text:p>98%</text:p>
          </table:table-cell>
          <table:table-cell office:value-type="string" office:value="97%">
            <text:p>97%</text:p>
          </table:table-cell>
          <table:table-cell office:value-type="string" office:value="98%">
            <text:p>98%</text:p>
          </table:table-cell>
          <table:table-cell office:value-type="string" office:value="100%">
            <text:p>100%</text:p>
          </table:table-cell>
          <table:table-cell office:value-type="string" office:value="99%">
            <text:p>9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